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09cm" loext:contextual-spacing="false" style:line-height-at-least="0.462cm" fo:orphans="2" fo:widows="2" fo:text-indent="0cm" style:auto-text-indent="false"/>
      <style:text-properties fo:font-variant="normal" fo:text-transform="none" fo:color="#333333" style:font-name="apple-system" fo:font-size="8.75pt" fo:letter-spacing="normal" fo:font-style="normal" fo:font-weight="normal"/>
    </style:style>
    <style:style style:name="P2" style:family="paragraph" style:parent-style-name="Text_20_body" style:list-style-name="L4">
      <style:paragraph-properties fo:margin-top="0cm" fo:margin-bottom="0cm" loext:contextual-spacing="false" style:line-height-at-least="0.462cm" fo:orphans="2" fo:widows="2"/>
    </style:style>
    <style:style style:name="P3" style:family="paragraph" style:parent-style-name="Text_20_body" style:list-style-name="L1">
      <style:paragraph-properties fo:margin-top="0cm" fo:margin-bottom="0.309cm" loext:contextual-spacing="false" style:line-height-at-least="0.462cm" fo:orphans="2" fo:widows="2"/>
      <style:text-properties fo:font-variant="normal" fo:text-transform="none" fo:color="#333333" style:font-name="apple-system" fo:font-size="8.75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.309cm" loext:contextual-spacing="false" style:line-height-at-least="0.462cm" fo:orphans="2" fo:widows="2"/>
      <style:text-properties fo:font-variant="normal" fo:text-transform="none" fo:color="#333333" style:font-name="apple-system" fo:font-size="8.75pt" fo:letter-spacing="normal" fo:font-style="normal" fo:font-weight="normal"/>
    </style:style>
    <style:style style:name="P5" style:family="paragraph" style:parent-style-name="Text_20_body" style:list-style-name="L3">
      <style:paragraph-properties fo:margin-top="0cm" fo:margin-bottom="0.309cm" loext:contextual-spacing="false" style:line-height-at-least="0.462cm" fo:orphans="2" fo:widows="2"/>
      <style:text-properties fo:font-variant="normal" fo:text-transform="none" fo:color="#333333" style:font-name="apple-system" fo:font-size="8.75pt" fo:letter-spacing="normal" fo:font-style="normal" fo:font-weight="normal"/>
    </style:style>
    <style:style style:name="P6" style:family="paragraph" style:parent-style-name="Heading_20_1">
      <style:text-properties fo:font-variant="normal" fo:text-transform="none" fo:color="#333333" style:font-name="apple-system" fo:letter-spacing="normal" fo:font-style="normal" fo:font-weight="bold"/>
    </style:style>
    <style:style style:name="P7" style:family="paragraph" style:parent-style-name="Heading_20_1">
      <style:paragraph-properties fo:margin-left="0cm" fo:margin-right="0cm" fo:margin-top="0.462cm" fo:margin-bottom="0.309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apple-system" fo:letter-spacing="normal" fo:font-style="normal" fo:font-weight="bold"/>
    </style:style>
    <style:style style:name="T1" style:family="text">
      <style:text-properties fo:font-variant="normal" fo:text-transform="none" fo:color="#333333" style:font-name="apple-system" fo:font-size="8.75pt" fo:letter-spacing="normal" fo:font-style="normal" fo:font-weight="normal"/>
    </style:style>
    <style:style style:name="T2" style:family="text">
      <style:text-properties fo:font-variant="normal" fo:text-transform="none" fo:color="#4078c0" style:text-line-through-style="none" style:text-line-through-type="none" style:font-name="apple-system" fo:font-size="8.75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eam Charter for Medsci736 – Project Machine Learning</text:h>
      <text:h text:style-name="P7" text:outline-level="1"><text:bookmark text:name="user-content-vision"/>Vision</text:h>
      <text:p text:style-name="P1">To obtain data management siklls and to become highly qualified digital researcher.</text:p>
      <text:h text:style-name="P7" text:outline-level="1"><text:bookmark text:name="user-content-mission"/>Mission</text:h>
      <text:p text:style-name="P1">To complete a software-based project (Machine learning) using Python 3.5 and shell programing with the support of a supervisor, teaching staff and students of Medsci-736.</text:p>
      <text:h text:style-name="P7" text:outline-level="1"><text:bookmark text:name="user-content-success-criteria"/>Success Criteria</text:h>
      <text:list xml:id="list2805511812010280533" text:style-name="L1">
        <text:list-item>
          <text:p text:style-name="P3">To pass the course</text:p>
        </text:list-item>
        <text:list-item>
          <text:p text:style-name="P3">To gain some digital research/data management skills (ie. become confident at using Python and shell programing in areas that are relevant to Medsci-736 as well as broader areas for fun).</text:p>
        </text:list-item>
        <text:list-item>
          <text:p text:style-name="P3">To develop a project that works (does what it suppose to do).</text:p>
        </text:list-item>
      </text:list>
      <text:h text:style-name="P7" text:outline-level="1"><text:bookmark text:name="user-content-behavioral-agreement"/>Behavioral Agreement</text:h>
      <text:list xml:id="list1638743195233407510" text:style-name="L2">
        <text:list-item>
          <text:p text:style-name="P4">Mutual respect between team members and teaching staff</text:p>
        </text:list-item>
        <text:list-item>
          <text:p text:style-name="P4">No question is ever stupid. So do not be afraid to ask.</text:p>
        </text:list-item>
        <text:list-item>
          <text:p text:style-name="P4">Constructive never destructive feedback is a must.</text:p>
        </text:list-item>
        <text:list-item>
          <text:p text:style-name="P4">Value all contributions from all class members.</text:p>
        </text:list-item>
      </text:list>
      <text:h text:style-name="P7" text:outline-level="1"><text:bookmark text:name="user-content-communication-agreement"/>Communication Agreement</text:h>
      <text:list xml:id="list992147970302061930" text:style-name="L3">
        <text:list-item>
          <text:p text:style-name="P5">Be punctual</text:p>
        </text:list-item>
        <text:list-item>
          <text:p text:style-name="P5">Heads up if not able to attend a meeting of any kind.</text:p>
        </text:list-item>
        <text:list-item>
          <text:p text:style-name="P5">Emails and dm on slack for personal communications,</text:p>
        </text:list-item>
        <text:list-item>
          <text:p text:style-name="P5">slack channels for class communications.</text:p>
        </text:list-item>
      </text:list>
      <text:h text:style-name="P7" text:outline-level="1"><text:bookmark text:name="user-content-team-members"/><text:soft-page-break/>Team Members</text:h>
      <text:list xml:id="list6150760348622847403" text:style-name="L4">
        <text:list-item>
          <text:p text:style-name="P2"><text:span text:style-name="T1">Jerome Plumat - Product Owner/Client- </text:span><text:a xlink:type="simple" xlink:href="mailto:j.plumat@auckland.ac.nz" text:style-name="Internet_20_link" text:visited-style-name="Visited_20_Internet_20_Link"><text:span text:style-name="T2">j.plumat@auckland.ac.nz</text:span></text:a></text:p>
        </text:list-item>
        <text:list-item>
          <text:p text:style-name="P2"><text:span text:style-name="T1">Fabiana Kubke - Product Owner/Development Team- </text:span><text:a xlink:type="simple" xlink:href="mailto:f.kubke@auckland.ac.nz" text:style-name="Internet_20_link" text:visited-style-name="Visited_20_Internet_20_Link"><text:span text:style-name="T2">f.kubke@auckland.ac.nz</text:span></text:a></text:p>
        </text:list-item>
        <text:list-item>
          <text:p text:style-name="P2"><text:span text:style-name="T1">Tanya Gray - Scrum master- </text:span><text:a xlink:type="simple" xlink:href="mailto:tgra057@aucklanduni.ac.nz" text:style-name="Internet_20_link" text:visited-style-name="Visited_20_Internet_20_Link"><text:span text:style-name="T2">tgra057@aucklanduni.ac.nz</text:span></text:a></text:p>
        </text:list-item>
        <text:list-item>
          <text:p text:style-name="P2"><text:span text:style-name="T1">Sanjid Rahman - Development Team- </text:span><text:a xlink:type="simple" xlink:href="mailto:srah064@aucklanduni.ac.nz" text:style-name="Internet_20_link" text:visited-style-name="Visited_20_Internet_20_Link"><text:span text:style-name="T2">srah064@aucklanduni.ac.nz</text:span></text:a></text:p>
        </text:list-item>
        <text:list-item>
          <text:p text:style-name="P2"><text:span text:style-name="T1">Ahmed Adam - Development Team- </text:span><text:a xlink:type="simple" xlink:href="mailto:aada071@aucklanduni.ac.nz" text:style-name="Internet_20_link" text:visited-style-name="Visited_20_Internet_20_Link"><text:span text:style-name="T2">aada071@aucklanduni.ac.nz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03:09:39.907816605</meta:creation-date>
    <dc:date>2016-08-22T03:10:51.385176590</dc:date>
    <meta:editing-duration>PT1M12S</meta:editing-duration>
    <meta:editing-cycles>1</meta:editing-cycles>
    <meta:document-statistic meta:table-count="0" meta:image-count="0" meta:object-count="0" meta:page-count="2" meta:paragraph-count="25" meta:word-count="208" meta:character-count="1331" meta:non-whitespace-character-count="1163"/>
    <meta:generator>LibreOffice/5.1.4.2$Linux_X86_64 LibreOffice_project/10m0$Build-2</meta:generator>
  </office:meta>
</office:document-meta>
</file>